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5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5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formula="of:= AVERAGE([.X110:.X116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7" calcext:value-type="float">
            <text:p>0.7000</text:p>
          </table:table-cell>
          <table:table-cell table:formula="of:= AVERAGE([.X111:.X117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9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2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2" table:formula="of:=AVERAGE([.H112:.H118])" office:value-type="float" office:value="0.142857142857143" calcext:value-type="float">
            <text:p>0,1</text:p>
          </table:table-cell>
          <table:table-cell table:style-name="ce35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style-name="ce35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" calcext:value-type="float">
            <text:p>1.0000</text:p>
          </table:table-cell>
          <table:table-cell table:formula="of:= AVERAGE([.X113:.X117])" office:value-type="float" office:value="0.8" calcext:value-type="float">
            <text:p>0.8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formula="of:=AVERAGE([.H113:.H119])" office:value-type="float" office:value="0.166666666666667" calcext:value-type="float">
            <text:p>0,2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float" office:value="1" calcext:value-type="float">
            <text:p>1.0000</text:p>
          </table:table-cell>
          <table:table-cell table:formula="of:= AVERAGE([.X115:.X117])" office:value-type="float" office:value="1" calcext:value-type="float">
            <text:p>1.0000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25" calcext:value-type="float">
            <text:p>0,3</text:p>
          </table:table-cell>
          <table:table-cell table:formula="of:=AVERAGE([.H114:.H120])" office:value-type="float" office:value="0.2" calcext:value-type="float">
            <text:p>0,2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float" office:value="1" calcext:value-type="float">
            <text:p>1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8" office:value-type="float" office:value="14" calcext:value-type="float">
            <text:p>14</text:p>
          </table:table-cell>
          <table:table-cell table:style-name="ce18" table:formula="of:= [.D117] + [.C118]" office:value-type="float" office:value="1720404" calcext:value-type="float">
            <text:p>1 720 404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17] + [.F118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17] + [.H118]" office:value-type="float" office:value="487508" calcext:value-type="float">
            <text:p>487 508</text:p>
          </table:table-cell>
          <table:table-cell table:style-name="ce29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5" calcext:value-type="float">
            <text:p>0,5</text:p>
          </table:table-cell>
          <table:table-cell table:formula="of:=AVERAGE([.H116:.H120])" office:value-type="float" office:value="0.333333333333333" calcext:value-type="float">
            <text:p>0,3</text:p>
          </table:table-cell>
          <table:table-cell table:formula="of:=AVERAGE([.H115:.H121])" office:value-type="float" office:value="0.25" calcext:value-type="float">
            <text:p>0,3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8" calcext:value-type="float">
            <text:p>487 508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" calcext:value-type="float">
            <text:p>0,0</text:p>
          </table:table-cell>
          <table:table-cell table:formula="of:=AVERAGE([.H117:.H121])" office:value-type="float" office:value="0.5" calcext:value-type="float">
            <text:p>0,5</text:p>
          </table:table-cell>
          <table:table-cell table:formula="of:=AVERAGE([.H116:.H122])" office:value-type="float" office:value="0.333333333333333" calcext:value-type="float">
            <text:p>0,3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float" office:value="1" calcext:value-type="float">
            <text:p>1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8" calcext:value-type="float">
            <text:p>487 508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float" office:value="0" calcext:value-type="float">
            <text:p>0,0</text:p>
          </table:table-cell>
          <table:table-cell table:formula="of:=AVERAGE([.F117:.F123])" office:value-type="float" office:value="0" calcext:value-type="float">
            <text:p>0,0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float" office:value="0" calcext:value-type="float">
            <text:p>0,0</text:p>
          </table:table-cell>
          <table:table-cell table:formula="of:=AVERAGE([.H117:.H123])" office:value-type="float" office:value="0.5" calcext:value-type="float">
            <text:p>0,5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float" office:value="1" calcext:value-type="float">
            <text:p>1.0000</text:p>
          </table:table-cell>
          <table:table-cell table:formula="of:= AVERAGE([.X119:.X121])" office:value-type="float" office:value="0.666666666666667" calcext:value-type="float">
            <text:p>0.6667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8" calcext:value-type="float">
            <text:p>487 508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float" office:value="0" calcext:value-type="float">
            <text:p>0,0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float" office:value="0" calcext:value-type="float">
            <text:p>0,0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float" office:value="0" calcext:value-type="float">
            <text:p>0.0000</text:p>
          </table:table-cell>
          <table:table-cell table:formula="of:= AVERAGE([.X120:.X122])" office:value-type="float" office:value="0.333333333333333" calcext:value-type="float">
            <text:p>0.3333</text:p>
          </table:table-cell>
          <table:table-cell table:formula="of:= AVERAGE([.X119:.X123])" office:value-type="float" office:value="0.4" calcext:value-type="float">
            <text:p>0.4000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8" calcext:value-type="float">
            <text:p>487 508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" calcext:value-type="float">
            <text:p>0.0000</text:p>
          </table:table-cell>
          <table:table-cell table:formula="of:= AVERAGE([.X121:.X123])" office:value-type="float" office:value="0" calcext:value-type="float">
            <text:p>0.0000</text:p>
          </table:table-cell>
          <table:table-cell table:formula="of:= AVERAGE([.X120:.X124])" office:value-type="float" office:value="0.2" calcext:value-type="float">
            <text:p>0.2000</text:p>
          </table:table-cell>
          <table:table-cell table:formula="of:= AVERAGE([.X119:.X125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8" calcext:value-type="float">
            <text:p>487 508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" calcext:value-type="float">
            <text:p>0.0000</text:p>
          </table:table-cell>
          <table:table-cell table:formula="of:= AVERAGE([.X121:.X125])" office:value-type="float" office:value="0" calcext:value-type="float">
            <text:p>0.0000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8" calcext:value-type="float">
            <text:p>487 508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8" calcext:value-type="float">
            <text:p>487 508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8" calcext:value-type="float">
            <text:p>487 508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8" calcext:value-type="float">
            <text:p>487 508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8" calcext:value-type="float">
            <text:p>487 508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8" calcext:value-type="float">
            <text:p>487 508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8" calcext:value-type="float">
            <text:p>487 508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8" calcext:value-type="float">
            <text:p>487 508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8" calcext:value-type="float">
            <text:p>487 508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8" calcext:value-type="float">
            <text:p>487 508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8" calcext:value-type="float">
            <text:p>487 508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8" calcext:value-type="float">
            <text:p>487 508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8" calcext:value-type="float">
            <text:p>487 508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8" calcext:value-type="float">
            <text:p>487 508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8" calcext:value-type="float">
            <text:p>487 508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8" calcext:value-type="float">
            <text:p>487 508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8" calcext:value-type="float">
            <text:p>487 508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8" calcext:value-type="float">
            <text:p>487 508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8" calcext:value-type="float">
            <text:p>487 508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8" calcext:value-type="float">
            <text:p>487 508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8" calcext:value-type="float">
            <text:p>487 508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8" calcext:value-type="float">
            <text:p>487 508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8" calcext:value-type="float">
            <text:p>487 508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8" calcext:value-type="float">
            <text:p>487 508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8" calcext:value-type="float">
            <text:p>487 508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8" calcext:value-type="float">
            <text:p>487 508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8" calcext:value-type="float">
            <text:p>487 508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8" calcext:value-type="float">
            <text:p>487 508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8" calcext:value-type="float">
            <text:p>487 508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404" calcext:value-type="float">
            <text:p>1 720 404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8" calcext:value-type="float">
            <text:p>487 508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18:11:28.2577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27T11:45:02.116314822</dc:date>
    <meta:editing-duration>P74DT11H57M40S</meta:editing-duration>
    <meta:editing-cycles>133</meta:editing-cycles>
    <meta:generator>LibreOffice/6.0.7.3$Linux_X86_64 LibreOffice_project/00m0$Build-3</meta:generator>
    <meta:document-statistic meta:table-count="2" meta:cell-count="333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